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View.loadScripts( ScriptEngine eng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TemplateView.renderInternal( Map &lt; String , Object &gt; model , @ Nullable MediaType contentType ,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criptTemplateView.setScripts( String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setRenderObject( String rend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createEngineFromName( String engin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eView.setResourceLoaderPath( String resourceLoader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TemplateView.checkResourceExists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TemplateView.setEngineSupplier( Supplier &lt; ScriptEngine &gt; engin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autodetectView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TemplateView.createEngineFromSuppli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eView.getEng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riptTemplateView.setRenderFunction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ScriptTemplateView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setApplicationContext( @ Nullable ApplicationContext contex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criptTemplateView.ScriptTemplat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TemplateView.setSharedEngine( Boolean shared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setEngineName(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setEngine( 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.getTemplat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TemplateView.getResource(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